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70 - The Arcane Eternal" calcext:value-type="string">
            <text:p>Class 1: 570 - The Arcane Eternal</text:p>
          </table:table-cell>
          <table:table-cell table:style-name="ce6" office:value-type="float" office:value="570" calcext:value-type="float">
            <text:p>57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office:value-type="string" calcext:value-type="string">
            <text:p>AoA</text:p>
          </table:table-cell>
          <table:table-cell table:style-name="ce6" table:number-columns-repeated="2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68 - The Ashen Titan" calcext:value-type="string">
            <text:p>Class 2: 568 - The Ashen Titan</text:p>
          </table:table-cell>
          <table:table-cell table:style-name="ce6" office:value-type="float" office:value="568" calcext:value-type="float">
            <text:p>56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2]" office:value-type="float" office:value="2000" calcext:value-type="float">
            <text:p>2000.0</text:p>
          </table:table-cell>
          <table:table-cell/>
          <table:table-cell table:style-name="ce6"/>
          <table:table-cell table:style-name="ce32" table:formula="of:=[.V9]" office:value-type="float" office:value="106762282.166784" calcext:value-type="float">
            <text:p>106,762,282</text:p>
          </table:table-cell>
          <table:table-cell table:style-name="ce32"/>
          <table:table-cell table:style-name="ce11" table:formula="of:=[.W9]" office:value-type="float" office:value="5416811.19999999" calcext:value-type="float">
            <text:p>5,416,811.2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5920" calcext:value-type="float">
            <text:p>65920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7.960213333333" calcext:value-type="float">
            <text:p>238.0</text:p>
          </table:table-cell>
          <table:table-cell table:style-name="ce10" table:formula="of:=1.1%*(1+[.S22])/60" office:value-type="percentage" office:value="0.00360983333333333" calcext:value-type="percentage">
            <text:p>0.36%</text:p>
          </table:table-cell>
          <table:table-cell table:style-name="ce9" table:formula="of:=[.W2]*60" office:value-type="percentage" office:value="0.21659" calcext:value-type="percentage">
            <text:p>21.6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61.904" calcext:value-type="float">
            <text:p>761.904</text:p>
          </table:table-cell>
          <table:table-cell table:formula="of:=SUM([.AL3:.AL5])" office:value-type="float" office:value="1679.70879648" calcext:value-type="float">
            <text:p>1679.70879648</text:p>
          </table:table-cell>
          <table:table-cell table:formula="of:=SUM([.AM3:.AM5])" office:value-type="float" office:value="0.83985439824" calcext:value-type="float">
            <text:p>0.83985439824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53 - The Primordial Arbiter" calcext:value-type="string">
            <text:p>Class 3: 553 - The Primordial Arbiter</text:p>
          </table:table-cell>
          <table:table-cell table:style-name="ce6" office:value-type="float" office:value="553" calcext:value-type="float">
            <text:p>553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500" calcext:value-type="float">
            <text:p>500</text:p>
          </table:table-cell>
          <table:table-cell table:style-name="ce5" table:formula="of:=[.E3]" office:value-type="float" office:value="500" calcext:value-type="float">
            <text:p>500.0</text:p>
          </table:table-cell>
          <table:table-cell/>
          <table:table-cell table:style-name="ce6"/>
          <table:table-cell table:style-name="ce6" table:formula="of:=[.V10]" office:value-type="float" office:value="54.07" calcext:value-type="float">
            <text:p>54.07</text:p>
          </table:table-cell>
          <table:table-cell table:style-name="ce6"/>
          <table:table-cell table:style-name="ce12" table:formula="of:=[.V10]" office:value-type="percentage" office:value="54.07" calcext:value-type="percentage">
            <text:p>540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5000" calcext:value-type="float">
            <text:p>50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440" calcext:value-type="float">
            <text:p>440.0</text:p>
          </table:table-cell>
          <table:table-cell table:style-name="ce10" table:formula="of:=[.X3]/60" office:value-type="percentage" office:value="0.00366666666666667" calcext:value-type="percentage">
            <text:p>0.37%</text:p>
          </table:table-cell>
          <table:table-cell table:style-name="ce9" table:formula="of:=2%+([.F7]/100/100/2)" office:value-type="percentage" office:value="0.22" calcext:value-type="percentage">
            <text:p>22.0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Y22])" office:value-type="float" office:value="8692.75" calcext:value-type="float">
            <text:p>8692.8</text:p>
          </table:table-cell>
          <table:table-cell/>
          <table:table-cell table:style-name="ce6"/>
          <table:table-cell table:style-name="ce6" table:formula="of:=[.V11]" office:value-type="float" office:value="22.57" calcext:value-type="float">
            <text:p>22.57</text:p>
          </table:table-cell>
          <table:table-cell table:style-name="ce6"/>
          <table:table-cell table:style-name="ce12" table:formula="of:=[.V11]" office:value-type="percentage" office:value="22.57" calcext:value-type="percentage">
            <text:p>2257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20000" calcext:value-type="float">
            <text:p>1200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534.8" calcext:value-type="float">
            <text:p>534.8</text:p>
          </table:table-cell>
          <table:table-cell table:style-name="ce10" table:formula="of:=[.X4]/60" office:value-type="percentage" office:value="0.00445666666666667" calcext:value-type="percentage">
            <text:p>0.45%</text:p>
          </table:table-cell>
          <table:table-cell table:style-name="ce9" table:formula="of:=1%*(1+3+3%*[.E90])+([.F7]/100/100/2)+1%" office:value-type="percentage" office:value="0.2674" calcext:value-type="percentage">
            <text:p>26.74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8" calcext:value-type="float">
            <text:p>6.8</text:p>
          </table:table-cell>
          <table:table-cell table:number-columns-repeated="2"/>
          <table:table-cell table:formula="of:=[.AA4]*[.AC4]*[.AD4]*[.AE4]*[.AF4]*[.AG4]*[.AH4]" office:value-type="float" office:value="509.184" calcext:value-type="float">
            <text:p>509.184</text:p>
          </table:table-cell>
          <table:table-cell table:style-name="ce42" table:formula="of:=[.AK4]*2.20462" office:value-type="float" office:value="1122.55723008" calcext:value-type="float">
            <text:p>1122.56</text:p>
          </table:table-cell>
          <table:table-cell table:style-name="ce42" table:formula="of:=[.AL4]/2000" office:value-type="float" office:value="0.56127861504" calcext:value-type="float">
            <text:p>0.5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3442.5" calcext:value-type="float">
            <text:p>3442.5</text:p>
          </table:table-cell>
          <table:table-cell/>
          <table:table-cell table:style-name="ce6"/>
          <table:table-cell table:style-name="ce6" table:formula="of:=[.V12]" office:value-type="float" office:value="7.62" calcext:value-type="float">
            <text:p>7.62</text:p>
          </table:table-cell>
          <table:table-cell table:style-name="ce6"/>
          <table:table-cell table:style-name="ce12" table:formula="of:=[.V12]" office:value-type="percentage" office:value="7.62" calcext:value-type="percentage">
            <text:p>7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28.600213333333" calcext:value-type="float">
            <text:p>328.6</text:p>
          </table:table-cell>
          <table:table-cell table:style-name="ce10" table:formula="of:=1.1%*(1+[.S22]+750%)/60" office:value-type="percentage" office:value="0.00498483333333333" calcext:value-type="percentage">
            <text:p>0.50%</text:p>
          </table:table-cell>
          <table:table-cell table:style-name="ce9" table:formula="of:=[.W5]*60" office:value-type="percentage" office:value="0.29909" calcext:value-type="percentage">
            <text:p>29.91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84.24" calcext:value-type="float">
            <text:p>84.24</text:p>
          </table:table-cell>
          <table:table-cell table:style-name="ce42" table:formula="of:=[.AK5]*2.20462" office:value-type="float" office:value="185.7171888" calcext:value-type="float">
            <text:p>185.72</text:p>
          </table:table-cell>
          <table:table-cell table:style-name="ce42" table:formula="of:=[.AL5]/2000" office:value-type="float" office:value="0.0928585944" calcext:value-type="float">
            <text:p>0.0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900" calcext:value-type="float">
            <text:p>1900</text:p>
          </table:table-cell>
          <table:table-cell table:style-name="ce5" table:formula="of:=[.E6]*(1+[.AE22])" office:value-type="float" office:value="30305" calcext:value-type="float">
            <text:p>30305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9" calcext:value-type="percentage">
            <text:p>189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[.$AJ$7]" office:value-type="float" office:value="64761.84" calcext:value-type="float">
            <text:p>64761.84</text:p>
          </table:table-cell>
          <table:table-cell table:formula="of:=[.AL2]*[.$AJ$7]" office:value-type="float" office:value="142775.2477008" calcext:value-type="float">
            <text:p>142775.2477008</text:p>
          </table:table-cell>
          <table:table-cell table:formula="of:=[.AM2]*[.$AJ$7]" office:value-type="float" office:value="71.3876238504" calcext:value-type="float">
            <text:p>71.387623850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2000" calcext:value-type="float">
            <text:p>2000</text:p>
          </table:table-cell>
          <table:table-cell table:style-name="ce5" table:formula="of:=[.E7]*2" office:value-type="float" office:value="4000" calcext:value-type="float">
            <text:p>400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table:style-name="ce9" table:formula="of:=(1+[.BA37])*10" office:value-type="percentage" office:value="85" calcext:value-type="percentage">
            <text:p>8500.00%</text:p>
          </table:table-cell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30820520.256" calcext:value-type="float">
            <text:p>30820520.25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106762282.166784" calcext:value-type="float">
            <text:p>106762282.166784</text:p>
          </table:table-cell>
          <table:table-cell table:style-name="ce6" table:formula="of:=([.T11]+[.T12])/2" office:value-type="float" office:value="5416811.19999999" calcext:value-type="float">
            <text:p>5416811.19999999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82704044.077568" calcext:value-type="float">
            <text:p>182704044.07756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4.07" calcext:value-type="percentage">
            <text:p>540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7497655810464" calcext:value-type="percentage">
            <text:p>98.750%</text:p>
          </table:table-cell>
          <table:table-cell table:formula="of:=1/(1-[.R11])" office:value-type="float" office:value="79.9849999999999" calcext:value-type="float">
            <text:p>79.9849999999999</text:p>
          </table:table-cell>
          <table:table-cell table:formula="of:=[.$T$2]*[.S11]" office:value-type="float" office:value="5272611.19999999" calcext:value-type="float">
            <text:p>5272611.19999999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22.57" calcext:value-type="percentage">
            <text:p>2257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814604077762" calcext:value-type="percentage">
            <text:p>98.815%</text:p>
          </table:table-cell>
          <table:table-cell table:formula="of:=1/(1-[.R12])" office:value-type="float" office:value="84.3599999999998" calcext:value-type="float">
            <text:p>84.3599999999998</text:p>
          </table:table-cell>
          <table:table-cell table:formula="of:=[.$T$2]*[.S12]" office:value-type="float" office:value="5561011.19999999" calcext:value-type="float">
            <text:p>5561011.19999999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7.62" calcext:value-type="percentage">
            <text:p>7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7821848294042" calcext:value-type="percentage">
            <text:p>98.782%</text:p>
          </table:table-cell>
          <table:table-cell table:style-name="ce14" table:formula="of:=([.S11]+[.S12])/2" office:value-type="float" office:value="82.1724999999998" calcext:value-type="float">
            <text:p>82.2</text:p>
          </table:table-cell>
          <table:table-cell table:formula="of:=[.$T$2]*[.S13]" office:value-type="float" office:value="5416811.19999999" calcext:value-type="float">
            <text:p>5416811.19999999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02" calcext:value-type="percentage">
            <text:p>10.20%</text:p>
          </table:table-cell>
          <table:table-cell table:number-columns-repeated="9"/>
          <table:table-cell table:style-name="ce9" table:formula="of:=([.AU30]+[.AV30]*[.$E30])" office:value-type="percentage" office:value="0.535" calcext:value-type="percentage">
            <text:p>53.50%</text:p>
          </table:table-cell>
          <table:table-cell/>
          <table:table-cell table:style-name="ce9" table:formula="of:=[.AX53]+[.AY53]*[.E53]" office:value-type="percentage" office:value="0.164" calcext:value-type="percentage">
            <text:p>16.4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2000" calcext:value-type="string">
            <text:p>Vit: 2000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500" calcext:value-type="string">
            <text:p>End: <text:s/>50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809310653536" calcext:value-type="percentage">
            <text:p>98.881%</text:p>
          </table:table-cell>
          <table:table-cell table:formula="of:=1/(1-[.R16])" office:value-type="float" office:value="89.3600000000002" calcext:value-type="float">
            <text:p>89.3600000000002</text:p>
          </table:table-cell>
          <table:table-cell table:formula="of:=[.$T$2]*[.S16]" office:value-type="float" office:value="5890611.20000001" calcext:value-type="float">
            <text:p>58906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45  [8,692.8]" calcext:value-type="string">
            <text:p>Str: <text:s/>545 <text:s/>[8,692.8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9331626393556" calcext:value-type="percentage">
            <text:p>98.933%</text:p>
          </table:table-cell>
          <table:table-cell table:formula="of:=1/(1-[.R17])" office:value-type="float" office:value="93.7350000000001" calcext:value-type="float">
            <text:p>93.7350000000001</text:p>
          </table:table-cell>
          <table:table-cell table:formula="of:=[.$T$2]*[.S17]" office:value-type="float" office:value="6179011.20000001" calcext:value-type="float">
            <text:p>61790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3,442.5]" calcext:value-type="string">
            <text:p>Dex: <text:s/>450 <text:s/>[3,442.5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9070468523546" calcext:value-type="percentage">
            <text:p>98.907%</text:p>
          </table:table-cell>
          <table:table-cell table:style-name="ce14" table:formula="of:=([.S16]+[.S17])/2" office:value-type="float" office:value="91.5475000000002" calcext:value-type="float">
            <text:p>91.5</text:p>
          </table:table-cell>
          <table:table-cell table:formula="of:=[.$T$2]*[.S18]" office:value-type="float" office:value="6034811.20000001" calcext:value-type="float">
            <text:p>6034811.2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900 [30,305.0]" calcext:value-type="string">
            <text:p>Int: 1900 [30,305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2000" calcext:value-type="string">
            <text:p>Wis: 200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407.0%" calcext:value-type="string">
            <text:p>Resilience: 5,407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4.07" calcext:value-type="percentage">
            <text:p>540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8.69" calcext:value-type="percentage">
            <text:p>186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9" calcext:value-type="percentage">
            <text:p>189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4.95" calcext:value-type="percentage">
            <text:p>149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6.65" calcext:value-type="percentage">
            <text:p>665.00%</text:p>
          </table:table-cell>
          <table:table-cell table:style-name="ce10" table:number-columns-repeated="2"/>
          <table:table-cell table:style-name="ce10" table:formula="of:=SUM([.AE27:.AE178])" office:value-type="percentage" office:value="14.95" calcext:value-type="percentage">
            <text:p>149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22.57" calcext:value-type="percentage">
            <text:p>22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4.928" calcext:value-type="percentage">
            <text:p>49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428" calcext:value-type="percentage">
            <text:p>142.8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7.62" calcext:value-type="percentage">
            <text:p>7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6.12" calcext:value-type="percentage">
            <text:p>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7.49" calcext:value-type="percentage">
            <text:p>7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296" calcext:value-type="percentage">
            <text:p>229.6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6,157.0%" calcext:value-type="string">
            <text:p>w/Mantle: <text:s text:c="2"/>6,157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2,257.0%" calcext:value-type="string">
            <text:p>Speed+: <text:s text:c="4"/>2,257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70" calcext:value-type="float">
            <text:p>57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90.0%" calcext:value-type="string">
            <text:p>Damage+: <text:s text:c="3"/>1,89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4" calcext:value-type="float">
            <text:p>24</text:p>
          </table:table-cell>
          <table:table-cell table:style-name="ce2" table:formula="of:=[.D25]+([.C25]-1)*20" office:value-type="float" office:value="64" calcext:value-type="float">
            <text:p>64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7" calcext:value-type="float">
            <text:p>27</text:p>
          </table:table-cell>
          <table:table-cell table:formula="of:=[.D26]+([.C26]-1)*20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5,920" calcext:value-type="string">
            <text:p>Health: <text:s text:c="2"/>65,9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6" calcext:value-type="float">
            <text:p>26</text:p>
          </table:table-cell>
          <table:table-cell table:style-name="ce3" table:formula="of:=[.D27]+([.C27]-1)*20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83" calcext:value-type="percentage">
            <text:p>83.00%</text:p>
          </table:table-cell>
          <table:table-cell table:style-name="ce35" table:formula="of:=[.P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8.3" calcext:value-type="percentage">
            <text:p>8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8.3" calcext:value-type="percentage">
            <text:p>8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8.3" calcext:value-type="percentage">
            <text:p>8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8.3" calcext:value-type="percentage">
            <text:p>8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5,000" calcext:value-type="string">
            <text:p>Stamina: <text:s text:c="2"/>5,0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formula="of:=[.D28]+([.C28]-1)*20" office:value-type="float" office:value="62" calcext:value-type="float">
            <text:p>62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20,000" calcext:value-type="string">
            <text:p>Mana: <text:s text:c="3"/>120,0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29]+([.C29]-1)*20" office:value-type="float" office:value="65" calcext:value-type="float">
            <text:p>65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7" calcext:value-type="float">
            <text:p>27</text:p>
          </table:table-cell>
          <table:table-cell table:style-name="ce13" table:formula="of:=[.D30]+([.C30]-1)*20" office:value-type="float" office:value="67" calcext:value-type="float">
            <text:p>6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335" calcext:value-type="percentage">
            <text:p>133.50%</text:p>
          </table:table-cell>
          <table:table-cell table:style-name="ce37" table:formula="of:=[.S30]" office:value-type="percentage" office:value="18.69" calcext:value-type="percentage">
            <text:p>1869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8.69" calcext:value-type="percentage">
            <text:p>1869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7.49" calcext:value-type="percentage">
            <text:p>749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5" calcext:value-type="float">
            <text:p>25</text:p>
          </table:table-cell>
          <table:table-cell table:style-name="ce15" table:formula="of:=[.D31]+([.C31]-1)*20" office:value-type="float" office:value="65" calcext:value-type="float">
            <text:p>65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1.075" calcext:value-type="percentage">
            <text:p>107.50%</text:p>
          </table:table-cell>
          <table:table-cell table:style-name="ce38" table:formula="of:=[.V31]" office:value-type="percentage" office:value="10.75" calcext:value-type="percentage">
            <text:p>1075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10.75" calcext:value-type="percentage">
            <text:p>1075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6% [238.0] [277.0s to full]" calcext:value-type="string">
            <text:p>hp/s: <text:s text:c="4"/>0.36% [238.0] [277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50% [328.6] [200.6s to full]" calcext:value-type="string">
            <text:p>w/Mantle: 0.50% [328.6] [200.6s to full]</text:p>
          </table:table-cell>
          <table:table-cell table:style-name="ce16" office:value-type="string" calcext:value-type="string">
            <text:p>Eternal Sight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16" table:formula="of:=[.D33]+([.C33]-1)*20" office:value-type="float" office:value="44" calcext:value-type="float">
            <text:p>4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7% [440.0] [272.7s to full]" calcext:value-type="string">
            <text:p>mp/s: <text:s text:c="4"/>0.37% [440.0] [272.7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table:style-name="ce13" table:formula="of:=[.D34]+([.C34]-1)*20" office:value-type="float" office:value="55" calcext:value-type="float">
            <text:p>5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5% [534.8] [224.4s to full]" calcext:value-type="string">
            <text:p>w/Med: <text:s text:c="3"/>0.45% [534.8] [224.4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68" calcext:value-type="float">
            <text:p>56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782%     [hp x  82.17]" calcext:value-type="string">
            <text:p>Mitigation: <text:s text:c="6"/>98.782% <text:s text:c="4"/>[hp x <text:s/>82.17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" table:formula="of:=[.D37]+([.C37]-1)*20" office:value-type="float" office:value="67" calcext:value-type="float">
            <text:p>67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585" calcext:value-type="percentage">
            <text:p>158.50%</text:p>
          </table:table-cell>
          <table:table-cell table:style-name="ce34" table:formula="of:=[.P37]" office:value-type="percentage" office:value="19.02" calcext:value-type="percentage">
            <text:p>1902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9.02" calcext:value-type="percentage">
            <text:p>1902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416,811.2 [hp x 270.84]" calcext:value-type="string">
            <text:p>Effective Health: 5,416,811.2 [hp x 270.84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38]+([.C38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665" calcext:value-type="percentage">
            <text:p>66.50%</text:p>
          </table:table-cell>
          <table:table-cell table:style-name="ce9" table:formula="of:=[.P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6.65" calcext:value-type="percentage">
            <text:p>665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6.65" calcext:value-type="percentage">
            <text:p>665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6.65" calcext:value-type="percentage">
            <text:p>665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3" table:formula="of:=[.D39]+([.C39]-1)*20" office:value-type="float" office:value="42" calcext:value-type="float">
            <text:p>42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40]+([.C4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81%     [hp x  89.36]" calcext:value-type="string">
            <text:p>Mitigation: <text:s text:c="6"/>98.881% <text:s text:c="4"/>[hp x <text:s/>89.36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4" table:formula="of:=[.D41]+([.C41]-1)*20" office:value-type="float" office:value="65" calcext:value-type="float">
            <text:p>6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90,611.2 [hp x 294.53]" calcext:value-type="string">
            <text:p>Effective Health: 5,890,611.2 [hp x 294.53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9" calcext:value-type="float">
            <text:p>19</text:p>
          </table:table-cell>
          <table:table-cell table:style-name="ce13" table:formula="of:=[.D42]+([.C42]-1)*20" office:value-type="float" office:value="59" calcext:value-type="float">
            <text:p>5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2" calcext:value-type="float">
            <text:p>22</text:p>
          </table:table-cell>
          <table:table-cell table:style-name="ce15" table:formula="of:=[.D43]+([.C43]-1)*20" office:value-type="float" office:value="62" calcext:value-type="float">
            <text:p>62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13" table:formula="of:=[.D44]+([.C44]-1)*20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51" calcext:value-type="percentage">
            <text:p>51.00%</text:p>
          </table:table-cell>
          <table:table-cell table:style-name="ce37" table:formula="of:=[.AT44]" office:value-type="percentage" office:value="6.12" calcext:value-type="percentage">
            <text:p>612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6.12" calcext:value-type="percentage">
            <text:p>612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24 Archon Strike [E]               x5 [17.0m range]" calcext:value-type="string">
            <text:p>3-24 Archon Strike [E] <text:s text:c="14"/>x5 [17.0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27" calcext:value-type="float">
            <text:p>27</text:p>
          </table:table-cell>
          <table:table-cell table:style-name="ce16" table:formula="of:=[.D45]+([.C45]-1)*20" office:value-type="float" office:value="67" calcext:value-type="float">
            <text:p>6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635" calcext:value-type="percentage">
            <text:p>63.50%</text:p>
          </table:table-cell>
          <table:table-cell table:style-name="ce39" table:formula="of:=[.AH45]" office:value-type="percentage" office:value="7.62" calcext:value-type="percentage">
            <text:p>762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7.62" calcext:value-type="percentage">
            <text:p>762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7.62" calcext:value-type="percentage">
            <text:p>762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27 Sentinel Reconstruction [E]     x5 " calcext:value-type="string">
            <text:p>3-27 Sentinel Reconstruction [E] <text:s text:c="4"/>x5 </text:p>
          </table:table-cell>
          <table:table-cell table:style-name="ce13" office:value-type="string" calcext:value-type="string">
            <text:p>Embered Form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3" calcext:value-type="float">
            <text:p>23</text:p>
          </table:table-cell>
          <table:table-cell table:style-name="ce13" table:formula="of:=[.D46]+([.C46]-1)*20" office:value-type="float" office:value="63" calcext:value-type="float">
            <text:p>6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15" calcext:value-type="percentage">
            <text:p>81.50%</text:p>
          </table:table-cell>
          <table:table-cell table:style-name="ce37" table:formula="of:=[.V46]" office:value-type="percentage" office:value="8.15" calcext:value-type="percentage">
            <text:p>815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15" calcext:value-type="percentage">
            <text:p>815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26 Azarinth Awakening [E]         x10 [83.0% =&gt; 830.0% Resilience, Speed, Intelligence and Strength]" calcext:value-type="string">
            <text:p>3-26 Azarinth Awakening [E] <text:s text:c="8"/>x10 [83.0% =&gt; 83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22 Transfer [E]                    x1 " calcext:value-type="string">
            <text:p>3-22 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53" calcext:value-type="float">
            <text:p>553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5 Arcane Dominion [E]             x1 " calcext:value-type="string">
            <text:p>3-25 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27 Sentinel Core [E]              x14 [53.5% =&gt; 749.0% Durability, 133.5% =&gt; 1,869.0% Health Regen, 25.0% =&gt; 350.0% Magic Resistance]" calcext:value-type="string">
            <text:p>3-27 Sentinel Core [E] <text:s text:c="13"/>x14 [53.5% =&gt; 749.0% Durability, 133.5% =&gt; 1,869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formula="of:=[.D50]+([.C50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72" calcext:value-type="percentage">
            <text:p>72.00%</text:p>
          </table:table-cell>
          <table:table-cell table:style-name="ce9" table:formula="of:=[.P50]" office:value-type="percentage" office:value="9.36" calcext:value-type="percentage">
            <text:p>936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9.36" calcext:value-type="percentage">
            <text:p>93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5 Eternal Brawling [E]           x10 [107.5% =&gt; 1,075.0% Damage, 7.25% DR/attack]" calcext:value-type="string">
            <text:p>3-25 Eternal Brawling [E] <text:s text:c="10"/>x10 [107.5% =&gt; 1,075.0% Damage, 7.25% DR/attack]</text:p>
          </table:table-cell>
          <table:table-cell table:style-name="ce3" office:value-type="string" calcext:value-type="string">
            <text:p>Fabric Tear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8" calcext:value-type="float">
            <text:p>18</text:p>
          </table:table-cell>
          <table:table-cell table:style-name="ce3" table:formula="of:=[.D51]+([.C51]-1)*20" office:value-type="float" office:value="58" calcext:value-type="float">
            <text:p>5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4  Eternal Sight [E]              x10 " calcext:value-type="string">
            <text:p>3-4 <text:s/>Eternal Sight [E] <text:s text:c="13"/>x10 </text:p>
          </table:table-cell>
          <table:table-cell table:style-name="ce15" office:value-type="string" calcext:value-type="string">
            <text:p>Primordial Flesh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2" calcext:value-type="float">
            <text:p>12</text:p>
          </table:table-cell>
          <table:table-cell table:style-name="ce15" table:formula="of:=[.D53]+([.C53]-1)*20" office:value-type="float" office:value="52" calcext:value-type="float">
            <text:p>5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41" calcext:value-type="percentage">
            <text:p>41.00%</text:p>
          </table:table-cell>
          <table:table-cell table:style-name="ce38" table:formula="of:=[.P53]" office:value-type="percentage" office:value="5.74" calcext:value-type="percentage">
            <text:p>574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5.74" calcext:value-type="percentage">
            <text:p>574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428" calcext:value-type="percentage">
            <text:p>142.8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428" calcext:value-type="percentage">
            <text:p>142.8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296" calcext:value-type="percentage">
            <text:p>229.6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15 Arcane Circulation [E]         x10 [112.5% to Deconstruction/Reconstruction]" calcext:value-type="string">
            <text:p>3-15 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8" calcext:value-type="float">
            <text:p>18</text:p>
          </table:table-cell>
          <table:table-cell table:style-name="ce13" table:formula="of:=[.D54]+([.C54]-1)*20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27 Mantle of the Titan [E]        x12 [158.5% =&gt; 1,902.0% Resilience]" calcext:value-type="string">
            <text:p>3-27 Mantle of the Titan [E] <text:s text:c="7"/>x12 [158.5% =&gt; 1,902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3 Titan Core [E]                 x10 [66.5% =&gt; 665.0% Resilience, Speed, Strength, Intelligence and Dexterity, 10% =&gt; 100% weight/min]" calcext:value-type="string">
            <text:p>3-23 Titan Core [E] <text:s text:c="16"/>x10 [66.5% =&gt; 665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2  Origin of Ash and Embers [E]    x3 " calcext:value-type="string">
            <text:p>3-2 <text:s/>Origin of Ash and Embers [E] <text:s text:c="3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4 Embered Heart [E]              x12 " calcext:value-type="string">
            <text:p>3-24 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25 Tempered Seal [E]               x3 " calcext:value-type="string">
            <text:p>3-25 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19 Authority of Ash and Ember [E]  x3 " calcext:value-type="string">
            <text:p>3-19 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22 Ashen Wings [E]                x12 " calcext:value-type="string">
            <text:p>3-22 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2  Vision of Ash [E]              x12 [51.0% =&gt; 612.0% Perception]" calcext:value-type="string">
            <text:p>3-2 <text:s/>Vision of Ash [E] <text:s text:c="13"/>x12 [51.0% =&gt; 612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27 Avatar of Ash [E]              x12 [63.5% =&gt; 762.0% Reflexes and Speed]" calcext:value-type="string">
            <text:p>3-27 Avatar of Ash [E] <text:s text:c="13"/>x12 [63.5% =&gt; 762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23 Embered Form [E]               x10 [81.5% =&gt; 815.0% Damage]" calcext:value-type="string">
            <text:p>3-23 Embered Form [E] <text:s text:c="14"/>x10 [81.5% =&gt; 815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4 Fires of Creation [E]          x13 [72.0% =&gt; 936.0% Resilience, 8.50% mana/health returned]" calcext:value-type="string">
            <text:p>3-24 Fires of Creation [E] <text:s text:c="9"/>x13 [72.0% =&gt; 936.0% Resilience, 8.5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18 Fabric Tear [E]                 x4 " calcext:value-type="string">
            <text:p>3-18 Fabric Tear [E] <text:s text:c="16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12 Primordial Flesh [E]           x14 [41.0% =&gt; 574.0% Resilience, 10.2% =&gt; 142.8% Physical Resistance, 5.0% =&gt; 142.8% Magic Resistance, 16.4% =&gt; 229.6% Health, 1.10% =&gt; 15.40%/minute]" calcext:value-type="string">
            <text:p>3-12 Primordial Flesh [E] <text:s text:c="10"/>x14 [41.0% =&gt; 574.0% Resilience, 10.2% =&gt; 142.8% Physical Resistance, 5.0% =&gt; 142.8% Magic Resistance, 16.4% =&gt; 229.6% Health, 1.10% =&gt; 15.4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8 Space Manipulation [E]         x13 " calcext:value-type="string">
            <text:p>3-18 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592]: 2" calcext:value-type="string">
            <text:p>Available [2592]: 2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592" calcext:value-type="float">
            <text:p>2592</text:p>
          </table:table-cell>
          <table:table-cell table:formula="of:=FLOOR([.F77]/100)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4" calcext:value-type="float">
            <text:p>24</text:p>
          </table:table-cell>
          <table:table-cell/>
          <table:table-cell table:formula="of:=[.G77]+[.H77]-[.I77]" office:value-type="float" office:value="2" calcext:value-type="float">
            <text:p>2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2-5  Ashen Limbs" calcext:value-type="string">
            <text:p>2-5 <text:s/>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formula="of:=[.D78]+([.C78]-1)*20" office:value-type="float" office:value="25" calcext:value-type="float">
            <text:p>25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2-2  Bulwark of Ash" calcext:value-type="string">
            <text:p>2-2 <text:s/>Bulwark of Ash</text:p>
          </table:table-cell>
          <table:table-cell table:style-name="ce21" office:value-type="string" calcext:value-type="string">
            <text:p>Bulwark of Ash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formula="of:=[.D79]+([.C79]-1)*20" office:value-type="float" office:value="22" calcext:value-type="float">
            <text:p>22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10 Dancing" calcext:value-type="string">
            <text:p>1-10 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80]+([.C80]-1)*20" office:value-type="float" office:value="10" calcext:value-type="float">
            <text:p>10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30 Deviant of Humanity" calcext:value-type="string">
            <text:p>3-3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D81]+([.C81]-1)*20" office:value-type="float" office:value="70" calcext:value-type="float">
            <text:p>70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5 Drill " calcext:value-type="string">
            <text:p>1-15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2]+([.C82]-1)*20" office:value-type="float" office:value="15" calcext:value-type="float">
            <text:p>15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7  Elos Standard language" calcext:value-type="string">
            <text:p>1-7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83]+([.C83]-1)*20" office:value-type="float" office:value="7" calcext:value-type="float">
            <text:p>7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11 Gourmet" calcext:value-type="string">
            <text:p>1-11 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5]+([.C85]-1)*20" office:value-type="float" office:value="11" calcext:value-type="float">
            <text:p>11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8 Harmony of the Drowned" calcext:value-type="string">
            <text:p>1-18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86]+([.C86]-1)*20" office:value-type="float" office:value="18" calcext:value-type="float">
            <text:p>18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; [.G88]; [.H88]; [.I88]; [.J88]; [.K88])" office:value-type="string" office:string-value="2-3  Identify [Up to +73 - 643]" calcext:value-type="string">
            <text:p>2-3 <text:s/>Identify [Up to +73 - 643]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8]+([.C88]-1)*20" office:value-type="float" office:value="23" calcext:value-type="float">
            <text:p>23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Up to +</text:p>
          </table:table-cell>
          <table:table-cell table:style-name="ce13" table:formula="of:=24+40+[.D88]*3" office:value-type="float" office:value="73" calcext:value-type="float">
            <text:p>73</text:p>
          </table:table-cell>
          <table:table-cell table:style-name="ce13" office:value-type="string" calcext:value-type="string">
            <text:p><text:s/>- </text:p>
          </table:table-cell>
          <table:table-cell table:style-name="ce13" table:formula="of:=MAX([.B1:.B3])+[.H88]" office:value-type="float" office:value="643" calcext:value-type="float">
            <text:p>643</text:p>
          </table:table-cell>
          <table:table-cell table:style-name="ce13" office:value-type="string" calcext:value-type="string">
            <text:p>]</text:p>
          </table:table-cell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8 Meditation" calcext:value-type="string">
            <text:p>3-18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6 Minor Earth Manipulation" calcext:value-type="string">
            <text:p>1-16 Minor Earth Manipulation</text:p>
          </table:table-cell>
          <table:table-cell office:value-type="string" calcext:value-type="string">
            <text:p>Minor Earth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D91]+([.C91]-1)*20" office:value-type="float" office:value="16" calcext:value-type="float">
            <text:p>16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4 Minor Ice Manipulation" calcext:value-type="string">
            <text:p>1-14 Minor Ice Manipulation</text:p>
          </table:table-cell>
          <table:table-cell office:value-type="string" calcext:value-type="string">
            <text:p>Minor Ice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92]+([.C92]-1)*20" office:value-type="float" office:value="14" calcext:value-type="float">
            <text:p>14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9 Minor Lava Manipulation" calcext:value-type="string">
            <text:p>1-19 Minor Lava Manipulation</text:p>
          </table:table-cell>
          <table:table-cell office:value-type="string" calcext:value-type="string">
            <text:p>Minor Lava Manipulation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D93]+([.C93]-1)*20" office:value-type="float" office:value="19" calcext:value-type="float">
            <text:p>19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8 Monster Hunter" calcext:value-type="string">
            <text:p>3-18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94]+([.C94]-1)*20" office:value-type="float" office:value="58" calcext:value-type="float">
            <text:p>58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; [.G95]; [.H95]; [.I95]; [.J95]; [.K95])" office:value-type="string" office:string-value="2-3  Monstrous [Within 30 lvls - 540+]" calcext:value-type="string">
            <text:p>2-3 <text:s/>Monstrous [Within 30 lvls - 540+]</text:p>
          </table:table-cell>
          <table:table-cell office:value-type="string" calcext:value-type="string">
            <text:p>Monstro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95]+([.C95]-1)*20" office:value-type="float" office:value="23" calcext:value-type="float">
            <text:p>23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office:value-type="string" calcext:value-type="string">
            <text:p><text:s/>[Within </text:p>
          </table:table-cell>
          <table:table-cell table:formula="of:=MAX(260-[.D95]*10-200; 0)" office:value-type="float" office:value="30" calcext:value-type="float">
            <text:p>30</text:p>
          </table:table-cell>
          <table:table-cell office:value-type="string" calcext:value-type="string">
            <text:p><text:s/>lvls - </text:p>
          </table:table-cell>
          <table:table-cell table:formula="of:=MAX([.B1:.B3])-[.H95]" office:value-type="float" office:value="540" calcext:value-type="float">
            <text:p>540</text:p>
          </table:table-cell>
          <table:table-cell office:value-type="string" calcext:value-type="string">
            <text:p>+]</text:p>
          </table:table-cell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4 Oxygen Repository" calcext:value-type="string">
            <text:p>2-14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D96]+([.C96]-1)*20" office:value-type="float" office:value="34" calcext:value-type="float">
            <text:p>34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8 Sage of Torment" calcext:value-type="string">
            <text:p>2-18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formula="of:=[.D97]+([.C97]-1)*20" office:value-type="float" office:value="38" calcext:value-type="float">
            <text:p>38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2-2  Soul Perception" calcext:value-type="string">
            <text:p>2-2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98]+([.C98]-1)*20" office:value-type="float" office:value="22" calcext:value-type="float">
            <text:p>22</text:p>
          </table:table-cell>
          <table:table-cell table:formula="of:=IF([.D9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2-8  Spear of Ash" calcext:value-type="string">
            <text:p>2-8 <text:s/>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99]+([.C99]-1)*20" office:value-type="float" office:value="28" calcext:value-type="float">
            <text:p>28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10 Teaching" calcext:value-type="string">
            <text:p>1-10 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0]+([.C100]-1)*20" office:value-type="float" office:value="10" calcext:value-type="float">
            <text:p>10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10 Telepathy" calcext:value-type="string">
            <text:p>1-10 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01]+([.C101]-1)*20" office:value-type="float" office:value="10" calcext:value-type="float">
            <text:p>1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6  [76% - 95%] Arcane Magic Resistance" calcext:value-type="string">
            <text:p>3-26 <text:s/>[76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formula="of:=[.D106]+([.C106]-1)*20" office:value-type="float" office:value="66" calcext:value-type="float">
            <text:p>66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6%" calcext:value-type="string">
            <text:p>76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6   [31% - 52%] Ash Magic Resistance" calcext:value-type="string">
            <text:p>2-6 <text:s text:c="2"/>[31% - 52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7]+([.C107]-1)*20" office:value-type="float" office:value="26" calcext:value-type="float">
            <text:p>26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31%" calcext:value-type="string">
            <text:p>31%</text:p>
          </table:table-cell>
          <table:table-cell table:formula="of:=TEXT(VLOOKUP([.E107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13  [63% - 95%] Blast Resistance" calcext:value-type="string">
            <text:p>3-13 <text:s/>[63% - 95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109]+([.C109]-1)*20" office:value-type="float" office:value="53" calcext:value-type="float">
            <text:p>53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I$2:.$BK$81];2); &quot;0#%&quot;)" office:value-type="string" office:string-value="63%" calcext:value-type="string">
            <text:p>63%</text:p>
          </table:table-cell>
          <table:table-cell table:formula="of:=TEXT(VLOOKUP([.E109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8   [33% - 56%] Blight Resistance" calcext:value-type="string">
            <text:p>2-8 <text:s text:c="2"/>[33% - 56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10]+([.C110]-1)*20" office:value-type="float" office:value="28" calcext:value-type="float">
            <text:p>28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33%" calcext:value-type="string">
            <text:p>33%</text:p>
          </table:table-cell>
          <table:table-cell table:formula="of:=TEXT(VLOOKUP([.E11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1  [51% - 82%] Blood Manipulation Resistance" calcext:value-type="string">
            <text:p>2-21 <text:s/>[51% - 82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1" calcext:value-type="float">
            <text:p>2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51%" calcext:value-type="string">
            <text:p>51%</text:p>
          </table:table-cell>
          <table:table-cell table:formula="of:=TEXT(VLOOKUP([.E112];[.$BI$2:.$BK$81];3);  &quot;0#%&quot;)" office:value-type="string" office:string-value="82%" calcext:value-type="string">
            <text:p>8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20  [45% - 80%] Bone Magic Resistance" calcext:value-type="string">
            <text:p>2-20 <text:s/>[45% - 80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3]+([.C113]-1)*20" office:value-type="float" office:value="40" calcext:value-type="float">
            <text:p>40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5%" calcext:value-type="string">
            <text:p>45%</text:p>
          </table:table-cell>
          <table:table-cell table:formula="of:=TEXT(VLOOKUP([.E113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8  [43% - 76%] Crystal Resistance" calcext:value-type="string">
            <text:p>2-18 <text:s/>[43% - 76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5]+([.C115]-1)*20" office:value-type="float" office:value="38" calcext:value-type="float">
            <text:p>38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3%" calcext:value-type="string">
            <text:p>43%</text:p>
          </table:table-cell>
          <table:table-cell table:formula="of:=TEXT(VLOOKUP([.E115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10  [60% - 95%] Curse Resistance" calcext:value-type="string">
            <text:p>3-10 <text:s/>[60% - 95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16]+([.C116]-1)*20" office:value-type="float" office:value="50" calcext:value-type="float">
            <text:p>5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60%" calcext:value-type="string">
            <text:p>60%</text:p>
          </table:table-cell>
          <table:table-cell table:formula="of:=TEXT(VLOOKUP([.E116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13  [38% - 66%] Dark Magic Resistance" calcext:value-type="string">
            <text:p>2-13 <text:s/>[38% - 66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118]+([.C118]-1)*20" office:value-type="float" office:value="33" calcext:value-type="float">
            <text:p>33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I$2:.$BK$81];2); &quot;0#%&quot;)" office:value-type="string" office:string-value="38%" calcext:value-type="string">
            <text:p>38%</text:p>
          </table:table-cell>
          <table:table-cell table:formula="of:=TEXT(VLOOKUP([.E118];[.$BI$2:.$BK$81];3);  &quot;0#%&quot;)" office:value-type="string" office:string-value="66%" calcext:value-type="string">
            <text:p>6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6   [31% - 52%] Diamond Magic Resistance" calcext:value-type="string">
            <text:p>2-6 <text:s text:c="2"/>[31% - 52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21]+([.C121]-1)*20" office:value-type="float" office:value="26" calcext:value-type="float">
            <text:p>26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31%" calcext:value-type="string">
            <text:p>31%</text:p>
          </table:table-cell>
          <table:table-cell table:formula="of:=TEXT(VLOOKUP([.E121];[.$BI$2:.$BK$81];3);  &quot;0#%&quot;)" office:value-type="string" office:string-value="52%" calcext:value-type="string">
            <text:p>5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5  [15% - 30%] Divination Magic Resistance" calcext:value-type="string">
            <text:p>1-15 <text:s/>[15% - 3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122]+([.C122]-1)*20" office:value-type="float" office:value="15" calcext:value-type="float">
            <text:p>15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5%" calcext:value-type="string">
            <text:p>15%</text:p>
          </table:table-cell>
          <table:table-cell table:formula="of:=TEXT(VLOOKUP([.E122];[.$BI$2:.$BK$81];3);  &quot;0#%&quot;)" office:value-type="string" office:string-value="30%" calcext:value-type="string">
            <text:p>3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0  [10% - 20%] Dust Magic Resistance" calcext:value-type="string">
            <text:p>1-10 <text:s/>[10% - 20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3]+([.C123]-1)*20" office:value-type="float" office:value="10" calcext:value-type="float">
            <text:p>10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I$2:.$BK$81];2); &quot;0#%&quot;)" office:value-type="string" office:string-value="10%" calcext:value-type="string">
            <text:p>10%</text:p>
          </table:table-cell>
          <table:table-cell table:formula="of:=TEXT(VLOOKUP([.E123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17  [67% - 95%] Earth Magic Resistance" calcext:value-type="string">
            <text:p>3-17 <text:s/>[67% - 95%] Earth Magic Resistance</text:p>
          </table:table-cell>
          <table:table-cell office:value-type="string" calcext:value-type="string">
            <text:p>Earth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4]+([.C124]-1)*20" office:value-type="float" office:value="57" calcext:value-type="float">
            <text:p>57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I$2:.$BK$81];2); &quot;0#%&quot;)" office:value-type="string" office:string-value="67%" calcext:value-type="string">
            <text:p>67%</text:p>
          </table:table-cell>
          <table:table-cell table:formula="of:=TEXT(VLOOKUP([.E124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5   [30% - 50%] Emerald Magic Resistance" calcext:value-type="string">
            <text:p>2-5 <text:s text:c="2"/>[30% - 50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5]+([.C125]-1)*20" office:value-type="float" office:value="25" calcext:value-type="float">
            <text:p>25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30%" calcext:value-type="string">
            <text:p>30%</text:p>
          </table:table-cell>
          <table:table-cell table:formula="of:=TEXT(VLOOKUP([.E125];[.$BI$2:.$BK$81];3);  &quot;0#%&quot;)" office:value-type="string" office:string-value="50%" calcext:value-type="string">
            <text:p>5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2   [27% - 44%] Fear Resistance" calcext:value-type="string">
            <text:p>2-2 <text:s text:c="2"/>[27% - 44%] Fear Resistance</text:p>
          </table:table-cell>
          <table:table-cell table:style-name="ce13" office:value-type="string" calcext:value-type="string">
            <text:p>Fear Resistance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126]+([.C126]-1)*20" office:value-type="float" office:value="22" calcext:value-type="float">
            <text:p>22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7%" calcext:value-type="string">
            <text:p>27%</text:p>
          </table:table-cell>
          <table:table-cell table:formula="of:=TEXT(VLOOKUP([.E126];[.$BI$2:.$BK$81];3);  &quot;0#%&quot;)" office:value-type="string" office:string-value="44%" calcext:value-type="string">
            <text:p>44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6  [16% - 32%] Flesh Magic Resistance" calcext:value-type="string">
            <text:p>1-16 <text:s/>[16% - 3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27]+([.C127]-1)*20" office:value-type="float" office:value="16" calcext:value-type="float">
            <text:p>16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6%" calcext:value-type="string">
            <text:p>16%</text:p>
          </table:table-cell>
          <table:table-cell table:formula="of:=TEXT(VLOOKUP([.E127];[.$BI$2:.$BK$81];3);  &quot;0#%&quot;)" office:value-type="string" office:string-value="32%" calcext:value-type="string">
            <text:p>3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7  [77% - 95%] Heat Resistance" calcext:value-type="string">
            <text:p>3-27 <text:s/>[77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131]+([.C131]-1)*20" office:value-type="float" office:value="67" calcext:value-type="float">
            <text:p>67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7%" calcext:value-type="string">
            <text:p>77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13  [63% - 95%] Lava Magic Resistance" calcext:value-type="string">
            <text:p>3-13 <text:s/>[63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3]+([.C133]-1)*20" office:value-type="float" office:value="53" calcext:value-type="float">
            <text:p>53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I$2:.$BK$81];2); &quot;0#%&quot;)" office:value-type="string" office:string-value="63%" calcext:value-type="string">
            <text:p>63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6   [56% - 92%] Light Magic Resistance" calcext:value-type="string">
            <text:p>3-6 <text:s text:c="2"/>[56% - 92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34]+([.C134]-1)*20" office:value-type="float" office:value="46" calcext:value-type="float">
            <text:p>46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6%" calcext:value-type="string">
            <text:p>56%</text:p>
          </table:table-cell>
          <table:table-cell table:formula="of:=TEXT(VLOOKUP([.E134];[.$BI$2:.$BK$81];3);  &quot;0#%&quot;)" office:value-type="string" office:string-value="92%" calcext:value-type="string">
            <text:p>92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3  [63% - 95%] Lightning Resistance" calcext:value-type="string">
            <text:p>3-13 <text:s/>[63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5]+([.C135]-1)*20" office:value-type="float" office:value="53" calcext:value-type="float">
            <text:p>53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3%" calcext:value-type="string">
            <text:p>63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8   [58% - 95%] Mana Drain Resistance" calcext:value-type="string">
            <text:p>3-8 <text:s text:c="2"/>[58% - 95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7]+([.C137]-1)*20" office:value-type="float" office:value="48" calcext:value-type="float">
            <text:p>48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8%" calcext:value-type="string">
            <text:p>58%</text:p>
          </table:table-cell>
          <table:table-cell table:formula="of:=TEXT(VLOOKUP([.E137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4   [54% - 88%] Pain Tolerance" calcext:value-type="string">
            <text:p>3-4 <text:s text:c="2"/>[54% - 88%] Pain Tolerance</text:p>
          </table:table-cell>
          <table:table-cell office:value-type="string" calcext:value-type="string">
            <text:p>Pain Toler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1]+([.C141]-1)*20" office:value-type="float" office:value="44" calcext:value-type="float">
            <text:p>44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4%" calcext:value-type="string">
            <text:p>54%</text:p>
          </table:table-cell>
          <table:table-cell table:formula="of:=TEXT(VLOOKUP([.E141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2-1   [26% - 42%] Petrification Resistance" calcext:value-type="string">
            <text:p>2-1 <text:s text:c="2"/>[26% - 42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2]+([.C142]-1)*20" office:value-type="float" office:value="21" calcext:value-type="float">
            <text:p>21</text:p>
          </table:table-cell>
          <table:table-cell table:formula="of:=IF([.D142]&lt;10;&quot;  &quot;; &quot; &quot;)" office:value-type="string" office:string-value="  " calcext:value-type="string">
            <text:p><text:s text:c="2"/></text:p>
          </table:table-cell>
          <table:table-cell table:formula="of:=TEXT(VLOOKUP([.E142];[.$BI$2:.$BK$81];2); &quot;0#%&quot;)" office:value-type="string" office:string-value="26%" calcext:value-type="string">
            <text:p>26%</text:p>
          </table:table-cell>
          <table:table-cell table:formula="of:=TEXT(VLOOKUP([.E142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4   [54% - 88%] Poison Resistance" calcext:value-type="string">
            <text:p>3-4 <text:s text:c="2"/>[54% - 88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3]+([.C143]-1)*20" office:value-type="float" office:value="44" calcext:value-type="float">
            <text:p>44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4%" calcext:value-type="string">
            <text:p>54%</text:p>
          </table:table-cell>
          <table:table-cell table:formula="of:=TEXT(VLOOKUP([.E143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6   [56% - 92%] Rot Resistance" calcext:value-type="string">
            <text:p>3-6 <text:s text:c="2"/>[56% - 92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44]+([.C144]-1)*20" office:value-type="float" office:value="46" calcext:value-type="float">
            <text:p>46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6%" calcext:value-type="string">
            <text:p>56%</text:p>
          </table:table-cell>
          <table:table-cell table:formula="of:=TEXT(VLOOKUP([.E14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8  [18% - 36%] Ruby Magic Resistance" calcext:value-type="string">
            <text:p>1-18 <text:s/>[18% - 36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5]+([.C145]-1)*20" office:value-type="float" office:value="18" calcext:value-type="float">
            <text:p>18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8%" calcext:value-type="string">
            <text:p>18%</text:p>
          </table:table-cell>
          <table:table-cell table:formula="of:=TEXT(VLOOKUP([.E145];[.$BI$2:.$BK$81];3);  &quot;0#%&quot;)" office:value-type="string" office:string-value="36%" calcext:value-type="string">
            <text:p>36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6  [16% - 32%] Sapphire Magic Resistance" calcext:value-type="string">
            <text:p>1-16 <text:s/>[16% - 32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147]+([.C147]-1)*20" office:value-type="float" office:value="16" calcext:value-type="float">
            <text:p>16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6%" calcext:value-type="string">
            <text:p>16%</text:p>
          </table:table-cell>
          <table:table-cell table:formula="of:=TEXT(VLOOKUP([.E147];[.$BI$2:.$BK$81];3);  &quot;0#%&quot;)" office:value-type="string" office:string-value="32%" calcext:value-type="string">
            <text:p>32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19  [19% - 38%] Shadow Magic Resistance" calcext:value-type="string">
            <text:p>1-19 <text:s/>[19% - 3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148]+([.C148]-1)*20" office:value-type="float" office:value="19" calcext:value-type="float">
            <text:p>19</text:p>
          </table:table-cell>
          <table:table-cell table:formula="of:=IF([.D148]&lt;10;&quot;  &quot;; &quot; &quot;)" office:value-type="string" office:string-value=" " calcext:value-type="string">
            <text:p><text:s/></text:p>
          </table:table-cell>
          <table:table-cell table:formula="of:=TEXT(VLOOKUP([.E148];[.$BI$2:.$BK$81];2); &quot;0#%&quot;)" office:value-type="string" office:string-value="19%" calcext:value-type="string">
            <text:p>19%</text:p>
          </table:table-cell>
          <table:table-cell table:formula="of:=TEXT(VLOOKUP([.E148];[.$BI$2:.$BK$81];3);  &quot;0#%&quot;)" office:value-type="string" office:string-value="38%" calcext:value-type="string">
            <text:p>3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6   [07% - 12%] Silver Magic Resistance" calcext:value-type="string">
            <text:p>1-6 <text:s text:c="2"/>[07% - 12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149]+([.C149]-1)*20" office:value-type="float" office:value="6" calcext:value-type="float">
            <text:p>6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7%" calcext:value-type="string">
            <text:p>07%</text:p>
          </table:table-cell>
          <table:table-cell table:formula="of:=TEXT(VLOOKUP([.E149];[.$BI$2:.$BK$81];3);  &quot;0#%&quot;)" office:value-type="string" office:string-value="12%" calcext:value-type="string">
            <text:p>12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7   [32% - 54%] Smoke Magic Resistance" calcext:value-type="string">
            <text:p>2-7 <text:s text:c="2"/>[32% - 54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50]+([.C150]-1)*20" office:value-type="float" office:value="27" calcext:value-type="float">
            <text:p>27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32%" calcext:value-type="string">
            <text:p>32%</text:p>
          </table:table-cell>
          <table:table-cell table:formula="of:=TEXT(VLOOKUP([.E150];[.$BI$2:.$BK$81];3);  &quot;0#%&quot;)" office:value-type="string" office:string-value="54%" calcext:value-type="string">
            <text:p>54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3-5   [55% - 90%] Soul Magic Resistance" calcext:value-type="string">
            <text:p>3-5 <text:s text:c="2"/>[55% - 90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51]+([.C151]-1)*20" office:value-type="float" office:value="45" calcext:value-type="float">
            <text:p>45</text:p>
          </table:table-cell>
          <table:table-cell table:formula="of:=IF([.D151]&lt;10;&quot;  &quot;; &quot; &quot;)" office:value-type="string" office:string-value="  " calcext:value-type="string">
            <text:p><text:s text:c="2"/></text:p>
          </table:table-cell>
          <table:table-cell table:formula="of:=TEXT(VLOOKUP([.E151];[.$BI$2:.$BK$81];2); &quot;0#%&quot;)" office:value-type="string" office:string-value="55%" calcext:value-type="string">
            <text:p>55%</text:p>
          </table:table-cell>
          <table:table-cell table:formula="of:=TEXT(VLOOKUP([.E151];[.$BI$2:.$BK$81];3);  &quot;0#%&quot;)" office:value-type="string" office:string-value="90%" calcext:value-type="string">
            <text:p>9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14  [64% - 95%] Space Magic Resistance" calcext:value-type="string">
            <text:p>3-14 <text:s/>[64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53]+([.C153]-1)*20" office:value-type="float" office:value="54" calcext:value-type="float">
            <text:p>54</text:p>
          </table:table-cell>
          <table:table-cell table:formula="of:=IF([.D153]&lt;10;&quot;  &quot;; &quot; &quot;)" office:value-type="string" office:string-value=" " calcext:value-type="string">
            <text:p><text:s/></text:p>
          </table:table-cell>
          <table:table-cell table:formula="of:=TEXT(VLOOKUP([.E153];[.$BI$2:.$BK$81];2); &quot;0#%&quot;)" office:value-type="string" office:string-value="64%" calcext:value-type="string">
            <text:p>64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20  [20% - 40%] Topaz Magic Resistance" calcext:value-type="string">
            <text:p>1-20 <text:s/>[20% - 40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D157]+([.C157]-1)*20" office:value-type="float" office:value="20" calcext:value-type="float">
            <text:p>20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20%" calcext:value-type="string">
            <text:p>20%</text:p>
          </table:table-cell>
          <table:table-cell table:formula="of:=TEXT(VLOOKUP([.E157];[.$BI$2:.$BK$81];3);  &quot;0#%&quot;)" office:value-type="string" office:string-value="40%" calcext:value-type="string">
            <text:p>40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8  [68% - 95%] Void Magic Resistance" calcext:value-type="string">
            <text:p>3-18 <text:s/>[6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59]+([.C159]-1)*20" office:value-type="float" office:value="58" calcext:value-type="float">
            <text:p>58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8%" calcext:value-type="string">
            <text:p>68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3  [63% - 95%] Wind Resistance" calcext:value-type="string">
            <text:p>3-13 <text:s/>[63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61]+([.C161]-1)*20" office:value-type="float" office:value="53" calcext:value-type="float">
            <text:p>53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3%" calcext:value-type="string">
            <text:p>63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8   [58% - 95%] Wood Magic Resistance" calcext:value-type="string">
            <text:p>3-8 <text:s text:c="2"/>[58% - 95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62]+([.C162]-1)*20" office:value-type="float" office:value="48" calcext:value-type="float">
            <text:p>48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8%" calcext:value-type="string">
            <text:p>58%</text:p>
          </table:table-cell>
          <table:table-cell table:formula="of:=TEXT(VLOOKUP([.E162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2 1st tier" calcext:value-type="string">
            <text:p>12 1st tier</text:p>
          </table:table-cell>
          <table:table-cell table:formula="of:=COUNTIF([.$C$106:.$C$162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2 2nd tier" calcext:value-type="string">
            <text:p>22 2nd tier</text:p>
          </table:table-cell>
          <table:table-cell table:formula="of:=COUNTIF([.$C$106:.$C$162];&quot;=2&quot;)" office:value-type="float" office:value="22" calcext:value-type="float">
            <text:p>22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20 3rd tier" calcext:value-type="string">
            <text:p>20 3rd tier</text:p>
          </table:table-cell>
          <table:table-cell table:formula="of:=COUNTIF([.$C$106:.$C$162];&quot;=3&quot;)" office:value-type="float" office:value="20" calcext:value-type="float">
            <text:p>20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2 x 5% = 210%" calcext:value-type="string">
            <text:p>Ash Density: 42 x 5% = 210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2" calcext:value-type="float">
            <text:p>42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10%" calcext:value-type="string">
            <text:p>210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20 x 5% = 100%" calcext:value-type="string">
            <text:p>Ash Speed: <text:s text:c="2"/>20 x 5% = 10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20" calcext:value-type="float">
            <text:p>2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100%" calcext:value-type="string">
            <text:p>1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61.9 kgs   [1,679.7 lbs] [0.84 tons]" calcext:value-type="string">
            <text:p>Weight: <text:s text:c="2"/>761.9 kgs <text:s text:c="2"/>[1,679.7 lbs] [0.84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61.9" calcext:value-type="string">
            <text:p>761.9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679.7" calcext:value-type="string">
            <text:p>1,679.7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4" calcext:value-type="string">
            <text:p>0.84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4,761.8 kgs [142,775.2 lbs] [71.39 tons]" calcext:value-type="string">
            <text:p>Maxed: 64,761.8 kgs [142,775.2 lbs] [71.39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4,761.8" calcext:value-type="string">
            <text:p>64,761.8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2,775.2" calcext:value-type="string">
            <text:p>142,775.2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1.39" calcext:value-type="string">
            <text:p>71.39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300% + 220% + 60% = 580%) more dense - Avatar of Ash [E] 2nd" calcext:value-type="string">
            <text:p><text:s text:c="8"/>Muscles are (300% + 220% + 60% = 580%) more dense - Avatar of Ash [E] 2nd</text:p>
          </table:table-cell>
          <table:table-cell/>
          <table:table-cell table:formula="of:=TEXT([.B166]*15%;&quot;%&quot;)" office:value-type="string" office:string-value="300%" calcext:value-type="string">
            <text:p>300%</text:p>
          </table:table-cell>
          <table:table-cell table:formula="of:=TEXT([.B165]*10%;&quot;%&quot;)" office:value-type="string" office:string-value="220%" calcext:value-type="string">
            <text:p>220%</text:p>
          </table:table-cell>
          <table:table-cell table:formula="of:=TEXT([.B164]*5%;&quot;%&quot;)" office:value-type="string" office:string-value="60%" calcext:value-type="string">
            <text:p>60%</text:p>
          </table:table-cell>
          <table:table-cell table:formula="of:=TEXT([.C177]+[.D177]+[.E177]; &quot;###,#%&quot;)" office:value-type="string" office:string-value="580%" calcext:value-type="string">
            <text:p>580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[E] 2nd" calcext:value-type="string">
            <text:p><text:s text:c="8"/>Adds density to your bones, muscles and skin to increase strength, speed and damage. Base body weight is doubled - Embered Form [E]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[E] 2nd" calcext:value-type="string">
            <text:p><text:s text:c="8"/>The fires flowing through you have hardened your bones and muscles - Primordial Flesh [E]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80%] more dense." calcext:value-type="string">
            <text:p><text:s text:c="16"/>[580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70" calcext:value-type="float">
            <text:p>57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68" calcext:value-type="float">
            <text:p>56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53" calcext:value-type="float">
            <text:p>553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692.8" calcext:value-type="string">
            <text:p>8,692.8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442.5" calcext:value-type="string">
            <text:p>3,442.5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900" calcext:value-type="float">
            <text:p>19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30,305.0" calcext:value-type="string">
            <text:p>30,305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407.0%" calcext:value-type="string">
            <text:p>5,40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6,157.0%" calcext:value-type="string">
            <text:p>6,1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2,257.0%" calcext:value-type="string">
            <text:p>2,257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90.0%" calcext:value-type="string">
            <text:p>1,89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5,920" calcext:value-type="string">
            <text:p>65,920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5,000" calcext:value-type="string">
            <text:p>5,0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20,000" calcext:value-type="string">
            <text:p>120,0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6%" calcext:value-type="string">
            <text:p>0.36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8.0" calcext:value-type="string">
            <text:p>238.0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77.0" calcext:value-type="string">
            <text:p>27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50%" calcext:value-type="string">
            <text:p>0.50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28.6" calcext:value-type="string">
            <text:p>328.6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00.6" calcext:value-type="string">
            <text:p>200.6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7%" calcext:value-type="string">
            <text:p>0.37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440.0" calcext:value-type="string">
            <text:p>440.0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72.7" calcext:value-type="string">
            <text:p>272.7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5%" calcext:value-type="string">
            <text:p>0.45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534.8" calcext:value-type="string">
            <text:p>534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24.4" calcext:value-type="string">
            <text:p>224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782%" calcext:value-type="string">
            <text:p>98.782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82.17" calcext:value-type="string">
            <text:p>82.17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416,811.2" calcext:value-type="string">
            <text:p>5,416,811.2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70.84" calcext:value-type="string">
            <text:p>270.84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81%" calcext:value-type="string">
            <text:p>98.881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9.36" calcext:value-type="string">
            <text:p>89.36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90,611.2" calcext:value-type="string">
            <text:p>5,890,611.2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294.53" calcext:value-type="string">
            <text:p>294.53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4" calcext:value-type="float">
            <text:p>24</text:p>
          </table:table-cell>
          <table:table-cell/>
          <table:table-cell table:formula="of:=IF([.I254]&lt;10; &quot;  &quot;; &quot; &quot;)" office:value-type="string" office:string-value=" " calcext:value-type="string">
            <text:p><text:s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17.0" calcext:value-type="string">
            <text:p>17.0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7" calcext:value-type="float">
            <text:p>27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6" calcext:value-type="float">
            <text:p>26</text:p>
          </table:table-cell>
          <table:table-cell/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83.0% =&gt; 830.0%" calcext:value-type="string">
            <text:p>83.0% =&gt; 8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22" calcext:value-type="float">
            <text:p>22</text:p>
          </table:table-cell>
          <table:table-cell/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5" calcext:value-type="float">
            <text:p>25</text:p>
          </table:table-cell>
          <table:table-cell/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27" calcext:value-type="float">
            <text:p>27</text:p>
          </table:table-cell>
          <table:table-cell/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53.5% =&gt; 749.0%" calcext:value-type="string">
            <text:p>53.5% =&gt; 749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33.5% =&gt; 1,869.0%" calcext:value-type="string">
            <text:p>133.5% =&gt; 1,869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5" calcext:value-type="float">
            <text:p>25</text:p>
          </table:table-cell>
          <table:table-cell/>
          <table:table-cell table:formula="of:=IF([.I260]&lt;10; &quot;  &quot;; &quot; &quot;)" office:value-type="string" office:string-value=" " calcext:value-type="string">
            <text:p><text:s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107.5% =&gt; 1,075.0%" calcext:value-type="string">
            <text:p>107.5% =&gt; 1,075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7.25%" calcext:value-type="string">
            <text:p>7.25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7" calcext:value-type="float">
            <text:p>17</text:p>
          </table:table-cell>
          <table:table-cell table:formula="of:=[.$E$253]-[.E262]+1+IF([.K33]&lt;10;1;0)" office:value-type="float" office:value="14" calcext:value-type="float">
            <text:p>14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4" calcext:value-type="float">
            <text:p>4</text:p>
          </table:table-cell>
          <table:table-cell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formula="of:=REPT(&quot; &quot;; [.F262])" office:value-type="string" office:string-value="              " calcext:value-type="string">
            <text:p><text:s text:c="14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15" calcext:value-type="float">
            <text:p>15</text:p>
          </table:table-cell>
          <table:table-cell/>
          <table:table-cell table:formula="of:=IF([.I263]&lt;10; &quot;  &quot;; &quot; &quot;)" office:value-type="string" office:string-value=" " calcext:value-type="string">
            <text:p><text:s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7" calcext:value-type="float">
            <text:p>27</text:p>
          </table:table-cell>
          <table:table-cell/>
          <table:table-cell table:formula="of:=IF([.I266]&lt;10; &quot;  &quot;; &quot; &quot;)" office:value-type="string" office:string-value=" " calcext:value-type="string">
            <text:p><text:s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58.5% =&gt; 1,902.0%" calcext:value-type="string">
            <text:p>158.5% =&gt; 1,902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3" calcext:value-type="float">
            <text:p>23</text:p>
          </table:table-cell>
          <table:table-cell/>
          <table:table-cell table:formula="of:=IF([.I267]&lt;10; &quot;  &quot;; &quot; &quot;)" office:value-type="string" office:string-value=" " calcext:value-type="string">
            <text:p><text:s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66.5% =&gt; 665.0%" calcext:value-type="string">
            <text:p>66.5% =&gt; 665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8" calcext:value-type="float">
            <text:p>28</text:p>
          </table:table-cell>
          <table:table-cell table:formula="of:=[.$E$253]-[.E268]+1+IF([.K39]&lt;10;1;0)" office:value-type="float" office:value="4" calcext:value-type="float">
            <text:p>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2" calcext:value-type="float">
            <text:p>2</text:p>
          </table:table-cell>
          <table:table-cell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formula="of:=REPT(&quot; &quot;; [.F268])" office:value-type="string" office:string-value="    " calcext:value-type="string">
            <text:p><text:s text:c="4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4" calcext:value-type="float">
            <text:p>24</text:p>
          </table:table-cell>
          <table:table-cell/>
          <table:table-cell table:formula="of:=IF([.I269]&lt;10; &quot;  &quot;; &quot; &quot;)" office:value-type="string" office:string-value=" " calcext:value-type="string">
            <text:p><text:s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25" calcext:value-type="float">
            <text:p>25</text:p>
          </table:table-cell>
          <table:table-cell/>
          <table:table-cell table:formula="of:=IF([.I270]&lt;10; &quot;  &quot;; &quot; &quot;)" office:value-type="string" office:string-value=" " calcext:value-type="string">
            <text:p><text:s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/>
          <table:table-cell table:formula="of:=IF([.I271]&lt;10; &quot;  &quot;; &quot; &quot;)" office:value-type="string" office:string-value=" " calcext:value-type="string">
            <text:p><text:s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2" calcext:value-type="float">
            <text:p>22</text:p>
          </table:table-cell>
          <table:table-cell/>
          <table:table-cell table:formula="of:=IF([.I272]&lt;10; &quot;  &quot;; &quot; &quot;)" office:value-type="string" office:string-value=" " calcext:value-type="string">
            <text:p><text:s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53]-[.E273]+1+IF([.K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" calcext:value-type="float">
            <text:p>2</text:p>
          </table:table-cell>
          <table:table-cell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formula="of:=REPT(&quot; &quot;; [.F273])" office:value-type="string" office:string-value="              " calcext:value-type="string">
            <text:p><text:s text:c="14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51.0% =&gt; 612.0%" calcext:value-type="string">
            <text:p>51.0% =&gt; 612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27" calcext:value-type="float">
            <text:p>27</text:p>
          </table:table-cell>
          <table:table-cell/>
          <table:table-cell table:formula="of:=IF([.I274]&lt;10; &quot;  &quot;; &quot; &quot;)" office:value-type="string" office:string-value=" " calcext:value-type="string">
            <text:p><text:s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63.5% =&gt; 762.0%" calcext:value-type="string">
            <text:p>63.5% =&gt; 762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6" calcext:value-type="float">
            <text:p>16</text:p>
          </table:table-cell>
          <table:table-cell table:formula="of:=[.$E$253]-[.E275]+1+IF([.K46]&lt;10;1;0)" office:value-type="float" office:value="15" calcext:value-type="float">
            <text:p>15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23" calcext:value-type="float">
            <text:p>23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" calcext:value-type="string">
            <text:p><text:s text:c="15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1.5% =&gt; 815.0%" calcext:value-type="string">
            <text:p>81.5% =&gt; 815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4" calcext:value-type="float">
            <text:p>24</text:p>
          </table:table-cell>
          <table:table-cell/>
          <table:table-cell table:formula="of:=IF([.I279]&lt;10; &quot;  &quot;; &quot; &quot;)" office:value-type="string" office:string-value=" " calcext:value-type="string">
            <text:p><text:s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72.0% =&gt; 936.0%" calcext:value-type="string">
            <text:p>72.0% =&gt; 936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8.50%" calcext:value-type="string">
            <text:p>8.5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5" calcext:value-type="float">
            <text:p>15</text:p>
          </table:table-cell>
          <table:table-cell table:formula="of:=[.$E$253]-[.E280]+1+IF([.K51]&lt;10;1;0)" office:value-type="float" office:value="17" calcext:value-type="float">
            <text:p>17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18" calcext:value-type="float">
            <text:p>18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" calcext:value-type="string">
            <text:p><text:s text:c="17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20" calcext:value-type="float">
            <text:p>20</text:p>
          </table:table-cell>
          <table:table-cell table:style-name="ce21" table:formula="of:=[.$E$253]-[.E282]+1+IF([.K53]&lt;10;1;0)" office:value-type="float" office:value="11" calcext:value-type="float">
            <text:p>11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12" calcext:value-type="float">
            <text:p>12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" calcext:value-type="string">
            <text:p><text:s text:c="11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41.0% =&gt; 574.0%" calcext:value-type="string">
            <text:p>41.0% =&gt; 574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0.2% =&gt; 142.8%" calcext:value-type="string">
            <text:p>10.2% =&gt; 142.8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42.8%" calcext:value-type="string">
            <text:p>5.0% =&gt; 142.8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16.4% =&gt; 229.6%" calcext:value-type="string">
            <text:p>16.4% =&gt; 229.6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1.10% =&gt; 15.40%" calcext:value-type="string">
            <text:p>1.10% =&gt; 15.4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8" calcext:value-type="float">
            <text:p>18</text:p>
          </table:table-cell>
          <table:table-cell/>
          <table:table-cell table:formula="of:=IF([.I283]&lt;10; &quot;  &quot;; &quot; &quot;)" office:value-type="string" office:string-value=" " calcext:value-type="string">
            <text:p><text:s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592" calcext:value-type="float">
            <text:p>2592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01:40:23.2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11-09T01:25:56.762000000</dc:date>
    <meta:generator>LibreOffice/7.0.5.2$Windows_X86_64 LibreOffice_project/64390860c6cd0aca4beafafcfd84613dd9dfb63a</meta:generator>
    <meta:editing-duration>P2DT1H54M13S</meta:editing-duration>
    <meta:editing-cycles>205</meta:editing-cycles>
    <meta:document-statistic meta:table-count="1" meta:cell-count="2168" meta:object-count="0"/>
    <meta:user-defined meta:name="AppVersion">16.0300</meta:user-defined>
  </office:meta>
</office:document-meta>
</file>